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4C000002D63690475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_20__28_var_29_" svg:stroke-width="0.1cm" svg:stroke-color="#00ff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397cm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Fine_20_Dashed_20__28_var_29_" svg:stroke-width="0.1cm" svg:stroke-color="#4c4c4c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16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16.129cm" svg:x="18.683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cm" svg:height="6.599cm" svg:x="4.097cm" svg:y="5.365cm">
          <draw:image xlink:href="Pictures/100002010000044C000002D636904753.png" xlink:type="simple" xlink:show="embed" xlink:actuate="onLoad">
            <text:p/>
          </draw:image>
        </draw:frame>
        <draw:frame draw:style-name="gr3" draw:layer="layout" svg:width="0.889cm" svg:height="1.016cm" svg:x="8.382cm" svg:y="9.429cm">
          <draw:text-box>
            <text:p><text:span text:style-name="T1">β</text:span></text:p>
          </draw:text-box>
        </draw:frame>
        <draw:frame draw:style-name="gr4" draw:layer="layout" svg:width="0.889cm" svg:height="0.962cm" svg:x="5.715cm" svg:y="8.54cm">
          <draw:text-box>
            <text:p><text:span text:style-name="T1">α</text:span></text:p>
          </draw:text-box>
        </draw:frame>
        <draw:frame draw:style-name="gr3" draw:layer="layout" svg:width="0.889cm" svg:height="1.016cm" svg:x="10.795cm" svg:y="6.889cm">
          <draw:text-box>
            <text:p><text:span text:style-name="T1">γ</text:span></text:p>
          </draw:text-box>
        </draw:frame>
        <draw:custom-shape draw:style-name="gr5" draw:text-style-name="P2" draw:layer="layout" svg:width="2cm" svg:height="2cm" svg:x="9.176cm" svg:y="12.255cm">
          <text:p text:style-name="P1"><text:span text:style-name="T2">ARG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9.175cm" svg:y="12.254cm">
          <text:p text:style-name="P1"><text:span text:style-name="T3">ARG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2cm" svg:x="1.556cm" svg:y="9.302cm">
          <text:p text:style-name="P1"><text:span text:style-name="T3">HIS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2cm" svg:height="2cm" svg:x="1.27cm" svg:y="6.381cm">
          <text:p text:style-name="P1"><text:span text:style-name="T3">SER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" draw:id="id4" draw:layer="layout" svg:width="2cm" svg:height="2cm" svg:x="3.334cm" svg:y="4.222cm">
          <text:p text:style-name="P1"><text:span text:style-name="T3">LEU1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cm" svg:height="2cm" svg:x="5.842cm" svg:y="3.588cm">
          <text:p text:style-name="P1"><text:span text:style-name="T3">H2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6.35cm" svg:y1="6.508cm" svg:x2="6.477cm" svg:y2="5.588cm">
          <text:p/>
        </draw:line>
        <draw:line draw:style-name="gr10" draw:text-style-name="P1" draw:layer="layout" svg:x1="5.969cm" svg:y1="6.635cm" svg:x2="5.08cm" svg:y2="6cm">
          <text:p/>
        </draw:line>
        <draw:line draw:style-name="gr10" draw:text-style-name="P1" draw:layer="layout" svg:x1="3.048cm" svg:y1="8.032cm" svg:x2="4.572cm" svg:y2="8.921cm">
          <text:p/>
        </draw:line>
        <draw:line draw:style-name="gr10" draw:text-style-name="P1" draw:layer="layout" svg:x1="3.429cm" svg:y1="9.81cm" svg:x2="4.572cm" svg:y2="9.302cm">
          <text:p/>
        </draw:line>
        <draw:line draw:style-name="gr10" draw:text-style-name="P1" draw:layer="layout" svg:x1="7.112cm" svg:y1="12.858cm" svg:x2="8.128cm" svg:y2="11.334cm">
          <text:p/>
        </draw:line>
        <draw:custom-shape draw:style-name="gr5" draw:text-style-name="P2" draw:layer="layout" svg:width="2cm" svg:height="2cm" svg:x="0.509cm" svg:y="2.064cm">
          <text:p text:style-name="P1"><text:span text:style-name="T2">ARG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2cm" svg:height="2cm" svg:x="0.508cm" svg:y="2.063cm">
          <text:p text:style-name="P1"><text:span text:style-name="T3">LYS9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.684cm" svg:y="0.286cm">
          <text:p text:style-name="P1"><text:span text:style-name="T2">ARG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2cm" svg:height="2cm" svg:x="3.683cm" svg:y="0.285cm">
          <text:p text:style-name="P1"><text:span text:style-name="T3">ARG9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3.976cm" svg:y1="1.992cm" svg:x2="2.215cm" svg:y2="2.356cm" draw:start-shape="id1" draw:start-glue-point="7" draw:end-shape="id2" draw:end-glue-point="11" svg:d="m3976 1992c-1320 0-440 364-1761 364" svg:viewBox="0 0 1762 365">
          <text:p/>
        </draw:connector>
        <draw:connector draw:style-name="gr11" draw:text-style-name="P1" draw:layer="layout" draw:type="curve" svg:x1="1.508cm" svg:y1="4.063cm" svg:x2="1.27cm" svg:y2="7.381cm" draw:start-shape="id2" draw:start-glue-point="8" draw:end-shape="id3" draw:end-glue-point="6" svg:d="m1508 4063c0 1740-370 1450-617 1844s-372 1474 379 1474" svg:viewBox="0 0 809 3319">
          <text:p/>
        </draw:connector>
        <draw:connector draw:style-name="gr11" draw:text-style-name="P1" draw:layer="layout" draw:type="curve" svg:x1="3.27cm" svg:y1="7.381cm" svg:x2="4.334cm" svg:y2="6.222cm" draw:start-shape="id3" draw:start-glue-point="10" draw:end-shape="id4" draw:end-glue-point="8" svg:d="m3270 7381c710 0 1064-386 1064-1159" svg:viewBox="0 0 1065 1160">
          <text:p/>
        </draw:connector>
        <draw:connector draw:style-name="gr11" draw:text-style-name="P1" draw:layer="layout" draw:type="curve" svg:x1="5.39cm" svg:y1="0.578cm" svg:x2="6.797cm" svg:y2="0.048cm" draw:start-shape="id1" draw:start-glue-point="11" svg:d="m5390 578c1651 0 948-530 1407-530" svg:viewBox="0 0 1408 531">
          <text:p/>
        </draw:connector>
        <draw:custom-shape draw:style-name="gr5" draw:text-style-name="P2" draw:layer="layout" svg:width="2cm" svg:height="2cm" svg:x="8.256cm" svg:y="3.238cm">
          <text:p text:style-name="P1"><text:span text:style-name="T2">ARG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2cm" svg:height="2cm" svg:x="8.255cm" svg:y="3.237cm">
          <text:p text:style-name="P1"><text:span text:style-name="T3">ARG1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0.255cm" svg:y1="4.237cm" svg:x2="9.869cm" svg:y2="0.374cm" draw:start-shape="id5" draw:start-glue-point="10" svg:d="m10255 4237c753 0 946-3863-386-3863" svg:viewBox="0 0 978 3864">
          <text:p/>
        </draw:connector>
        <draw:line draw:style-name="gr10" draw:text-style-name="P1" draw:layer="layout" svg:x1="9.017cm" svg:y1="6.381cm" svg:x2="9.144cm" svg:y2="5.365cm">
          <text:p/>
        </draw:line>
        <draw:frame draw:style-name="gr12" draw:layer="layout" svg:width="3.683cm" svg:height="1.647cm" svg:x="0cm" svg:y="0.893cm">
          <draw:text-box>
            <text:p>Minor Loop</text:p>
          </draw:text-box>
        </draw:frame>
        <draw:custom-shape draw:style-name="gr7" draw:text-style-name="P3" draw:layer="layout" svg:width="2cm" svg:height="2cm" svg:x="5.588cm" svg:y="12.731cm">
          <text:p text:style-name="P1"><text:span text:style-name="T3">THR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cm" svg:height="2cm" svg:x="12.097cm" svg:y="11.461cm">
          <text:p text:style-name="P1"><text:span text:style-name="T3">GLU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525cm" svg:y1="12.477cm" svg:x2="8.509cm" svg:y2="11.461cm">
          <text:p/>
        </draw:line>
        <draw:line draw:style-name="gr10" draw:text-style-name="P1" draw:layer="layout" svg:x1="10.541cm" svg:y1="12.096cm" svg:x2="10.922cm" svg:y2="10.826cm">
          <text:p/>
        </draw:line>
        <draw:line draw:style-name="gr10" draw:text-style-name="P1" draw:layer="layout" svg:x1="12.446cm" svg:y1="11.588cm" svg:x2="11.303cm" svg:y2="10.699cm">
          <text:p/>
        </draw:line>
        <draw:custom-shape draw:style-name="gr7" draw:text-style-name="P3" draw:layer="layout" svg:width="2cm" svg:height="2cm" svg:x="11.303cm" svg:y="2.476cm">
          <text:p text:style-name="P1"><text:span text:style-name="T3">SER1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cm" svg:height="2cm" svg:x="14.383cm" svg:y="8.699cm">
          <text:p text:style-name="P1"><text:span text:style-name="T3">H2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cm" svg:height="2cm" svg:x="14.51cm" svg:y="5.873cm">
          <text:p text:style-name="P1"><text:span text:style-name="T3">H2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9.144cm" svg:y1="12.731cm" svg:x2="5.334cm" svg:y2="9.556cm">
          <text:p/>
        </draw:line>
        <draw:custom-shape draw:style-name="gr5" draw:text-style-name="P2" draw:layer="layout" svg:width="2cm" svg:height="2cm" svg:x="13.24cm" svg:y="3.461cm">
          <text:p text:style-name="P1"><text:span text:style-name="T2">ARG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3.239cm" svg:y="3.46cm">
          <text:p text:style-name="P1"><text:span text:style-name="T3">LYS10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478cm" svg:y1="9.175cm" svg:x2="13.462cm" svg:y2="8.286cm">
          <text:p/>
        </draw:line>
        <draw:line draw:style-name="gr10" draw:text-style-name="P1" draw:layer="layout" svg:x1="14.478cm" svg:y1="7.27cm" svg:x2="13.589cm" svg:y2="7.905cm">
          <text:p/>
        </draw:line>
        <draw:line draw:style-name="gr10" draw:text-style-name="P1" draw:layer="layout" svg:x1="13.335cm" svg:y1="5.111cm" svg:x2="11.811cm" svg:y2="6cm">
          <text:p/>
        </draw:line>
        <draw:line draw:style-name="gr10" draw:text-style-name="P1" draw:layer="layout" svg:x1="11.811cm" svg:y1="4.476cm" svg:x2="11.43cm" svg:y2="5.746cm">
          <text:p/>
        </draw:line>
        <draw:custom-shape draw:style-name="gr5" draw:text-style-name="P2" draw:layer="layout" svg:width="2cm" svg:height="2cm" svg:x="9.811cm" svg:y="14.606cm">
          <text:p text:style-name="P1"><text:span text:style-name="T2">ARG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9.81cm" svg:y="14.605cm">
          <text:p text:style-name="P1"><text:span text:style-name="T3">LYS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0.032cm" svg:y="12.224cm">
          <text:p text:style-name="P1"><text:span text:style-name="T2">ARG6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031cm" svg:y="12.223cm">
          <text:p text:style-name="P1"><text:span text:style-name="T3">ARG4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cm" svg:height="2cm" svg:x="3.81cm" svg:y="14.414cm">
          <text:p text:style-name="P1"><text:span text:style-name="T3">GLU7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cm" svg:height="2cm" svg:x="11.97cm" svg:y="0.158cm">
          <text:p text:style-name="P1"><text:span text:style-name="T3">ASP8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cm" svg:height="2cm" svg:x="23.363cm" svg:y="0.381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2cm" svg:height="2cm" svg:x="23.363cm" svg:y="2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cm" svg:height="2cm" svg:x="23.363cm" svg:y="9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cm" svg:height="2cm" svg:x="23.363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2cm" svg:height="2cm" svg:x="23.363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3.429cm" svg:height="1.393cm" svg:x="19.363cm" svg:y="0.881cm">
          <draw:text-box>
            <text:p>positive</text:p>
          </draw:text-box>
        </draw:frame>
        <draw:frame draw:style-name="gr20" draw:text-style-name="P4" draw:layer="layout" svg:width="4.191cm" svg:height="1.673cm" svg:x="19.363cm" svg:y="4.981cm">
          <draw:text-box>
            <text:p><text:span text:style-name="T4">polar</text:span></text:p>
            <text:p><text:span text:style-name="T4">uncharged</text:span></text:p>
          </draw:text-box>
        </draw:frame>
        <draw:frame draw:style-name="gr20" draw:layer="layout" svg:width="4.064cm" svg:height="1.393cm" svg:x="19.363cm" svg:y="7.481cm">
          <draw:text-box>
            <text:p>hydrophobic</text:p>
          </draw:text-box>
        </draw:frame>
        <draw:frame draw:style-name="gr20" draw:layer="layout" svg:width="3.429cm" svg:height="1.393cm" svg:x="19.363cm" svg:y="3.081cm">
          <draw:text-box>
            <text:p>negative</text:p>
          </draw:text-box>
        </draw:frame>
        <draw:frame draw:style-name="gr20" draw:layer="layout" svg:width="4.064cm" svg:height="1.393cm" svg:x="19.363cm" svg:y="9.681cm">
          <draw:text-box>
            <text:p>water</text:p>
          </draw:text-box>
        </draw:frame>
        <draw:line draw:style-name="gr10" draw:text-style-name="P1" draw:layer="layout" svg:x1="25.363cm" svg:y1="12.381cm" svg:x2="23.363cm" svg:y2="12.381cm">
          <text:p/>
        </draw:line>
        <draw:frame draw:style-name="gr20" draw:layer="layout" svg:width="4.064cm" svg:height="1.673cm" svg:x="19.363cm" svg:y="11.481cm">
          <draw:text-box>
            <text:p>hydrogen</text:p>
            <text:p>bond</text:p>
          </draw:text-box>
        </draw:frame>
        <draw:line draw:style-name="gr14" draw:text-style-name="P1" draw:layer="layout" svg:x1="25.363cm" svg:y1="14.581cm" svg:x2="23.363cm" svg:y2="14.581cm">
          <text:p/>
        </draw:line>
        <draw:frame draw:style-name="gr20" draw:layer="layout" svg:width="4.064cm" svg:height="1.393cm" svg:x="19.363cm" svg:y="14.081cm">
          <draw:text-box>
            <text:p>salt bridge</text:p>
          </draw:text-box>
        </draw:frame>
        <draw:custom-shape draw:style-name="gr7" draw:text-style-name="P3" xml:id="id6" draw:id="id6" draw:layer="layout" svg:width="2cm" svg:height="2cm" svg:x="6.35cm" svg:y="0.921cm">
          <text:p text:style-name="P1"><text:span text:style-name="T3">GLY1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6.858cm" svg:y1="3.556cm" svg:x2="6.985cm" svg:y2="2.794cm">
          <text:p/>
        </draw:line>
        <draw:connector draw:style-name="gr11" draw:text-style-name="P1" draw:layer="layout" draw:type="curve" svg:x1="4.334cm" svg:y1="4.222cm" svg:x2="6.643cm" svg:y2="2.628cm" draw:start-shape="id4" draw:start-glue-point="4" draw:end-shape="id6" draw:end-glue-point="7" svg:d="m4334 4222c0-975 2309-178 2309-1594" svg:viewBox="0 0 2310 1595">
          <text:p/>
        </draw:connector>
        <draw:connector draw:style-name="gr11" draw:text-style-name="P1" draw:layer="layout" draw:type="curve" svg:x1="8.35cm" svg:y1="1.921cm" svg:x2="9.255cm" svg:y2="3.237cm" draw:start-shape="id6" draw:start-glue-point="10" draw:end-shape="id5" draw:end-glue-point="4" svg:d="m8350 1921c604 0 905 438 905 1316" svg:viewBox="0 0 906 13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6.43cm" fo:page-height="16.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4T13:41:49</meta:creation-date>
    <meta:generator>LibreOffice/4.0.2.2$Linux_X86_64 LibreOffice_project/400m0$Build-2</meta:generator>
    <dc:date>2013-10-04T14:37:37</dc:date>
    <meta:editing-duration>PT1H46M6S</meta:editing-duration>
    <meta:editing-cycles>24</meta:editing-cycles>
    <meta:document-statistic meta:object-count="68"/>
  </office:meta>
</office:document-meta>
</file>